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fo:font-weight="bold" officeooo:rsid="001a27c7" officeooo:paragraph-rsid="001a27c7"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1pt" fo:font-style="normal" fo:font-weight="normal" officeooo:rsid="001a27c7" officeooo:paragraph-rsid="001a27c7"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fo:font-size="11pt" fo:font-style="normal" fo:font-weight="normal" officeooo:rsid="001c52b0" officeooo:paragraph-rsid="001c52b0"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fo:font-size="11pt" fo:font-style="normal" fo:font-weight="normal" officeooo:rsid="001c52b0" officeooo:paragraph-rsid="001e1a5b"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c52b0" officeooo:paragraph-rsid="0020f560"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e1a5b" officeooo:paragraph-rsid="001e1a5b"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fo:font-size="11pt" fo:font-style="normal" fo:font-weight="normal" officeooo:rsid="0020f560" officeooo:paragraph-rsid="00229ac6"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fo:font-size="11pt" fo:font-style="normal" fo:font-weight="normal" officeooo:rsid="0025df08" officeooo:paragraph-rsid="0025df08"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normal" fo:font-weight="normal" officeooo:rsid="00277998" officeooo:paragraph-rsid="00277998"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fo:font-size="11pt" fo:font-style="normal" fo:font-weight="normal" officeooo:rsid="002292d8" officeooo:paragraph-rsid="00229ac6" style:font-size-asian="9.60000038146973pt" style:font-style-asian="normal" style:font-weight-asian="normal" style:font-size-complex="11pt" style:font-style-complex="normal" style:font-weight-complex="normal"/>
    </style:style>
    <style:style style:name="T1" style:family="text">
      <style:text-properties officeooo:rsid="001e1a5b"/>
    </style:style>
    <style:style style:name="T2" style:family="text">
      <style:text-properties officeooo:rsid="0020f560"/>
    </style:style>
    <style:style style:name="T3" style:family="text">
      <style:text-properties officeooo:rsid="002292d8"/>
    </style:style>
    <style:style style:name="T4" style:family="text">
      <style:text-properties officeooo:rsid="00229ac6"/>
    </style:style>
    <style:style style:name="T5" style:family="text">
      <style:text-properties officeooo:rsid="00277998"/>
    </style:style>
    <style:style style:name="T6" style:family="text">
      <style:text-properties officeooo:rsid="0029507c"/>
    </style:style>
    <style:style style:name="T7" style:family="text">
      <style:text-properties officeooo:rsid="002c32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ositionnement</text:p>
      <text:p text:style-name="P1"/>
      <text:p text:style-name="P2"/>
      <text:p text:style-name="P3">Le positionnement fait partie, pour moi, d’un des points les plus importants quand vous jouez Ana, car dans une <text:span text:style-name="T4">partie</text:span> il faut impérativement que vous restiez en vie le plus longtemps possible (voir pas mourir du tout).</text:p>
      <text:p text:style-name="P3"/>
      <text:p text:style-name="P5">La plupart des personnes que je vois jouez Ana se <text:span text:style-name="T2">place</text:span> très éloigner de leurs coéquipiers et sur une hauteur bien dégager, très franchement je ne trouve pas que cela soit une bonne idée sauf exception.</text:p>
      <text:p text:style-name="P5"><text:span text:style-name="T2">S</text:span>e positionnement laisse beaucoup d’ouverture aux flanckeurs et aux snipers, vous vous retrouverez totalement sans protections et cela peut coûter <text:span text:style-name="T2">chères et même ruiner un team fight</text:span>. </text:p>
      <text:p text:style-name="P4">Évidement il y a quelques point positif dans se positionnement, vous avez une vision bien dégager sur vos coéquipiers ainsi que sur le déroulement des team fight, c’est un avantage pour donner des positionnement<text:span text:style-name="T7">s</text:span> ennemies mais aussi d’être hors de porter de leurs Tanks <text:span text:style-name="T1">et donc de forcer le focus des DPS sur vous (avantage mais aussi un inconvénient).</text:span></text:p>
      <text:p text:style-name="P6">Si vous prenez se genre de placement soyez sûr de 2 choses, la première est que vous êtes bon dans des situations de 1 contre 1 car <text:span text:style-name="T7">c</text:span>e sera inévitable pour vous et il n’y aura aucun soutient alliés, la deuxième est d’être sur qu’il n’y a pas de snipers en face car il vous rendront la vie dur et si il n’y a aucun mur pour vous mettre à couverts, vous deviendrez une proie très facile à abattre.</text:p>
      <text:p text:style-name="P6"/>
      <text:p text:style-name="P7">Lorsque vous vous placez il y a plusieurs paramètre a prendre en compte <text:span text:style-name="T3">car cela influencera sur votre positionnement ;</text:span> </text:p>
      <text:p text:style-name="P10">- Quels sont les héros ennemies, est-ce qu’il ont des snipers, un Chopper, un Genji etc.., cela peut changer totalement votre placement car il sera différent si il y a une Phara<text:span text:style-name="T7">h</text:span>, un Hanzo, ou encore une Tracer <text:span text:style-name="T7">(</text:span>vous devrez cherchez un angle mort contre une Fatale par exemple<text:span text:style-name="T7">)</text:span>.</text:p>
      <text:p text:style-name="P10">- Quels sont les héros alliés, est-ce qu’il y a un bouclier de Reinhardt, une matrice de D.VA, etc..., cela peut vous offrir d’autres endroit ou vous mettre à l’abri.</text:p>
      <text:p text:style-name="P10">- Quels sont mes échappatoires, cela peut être un simple mur, un petit vide (non mortel), un bouclier, un autre allié, etc..</text:p>
      <text:p text:style-name="P8">- Quels <text:span text:style-name="T7">carte</text:span>, cela peut paraître évident mais certaines cartes offrent des hauteurs ou des angles <text:span text:style-name="T7">diffèrent des autres, il est donc nécessaire de les connaître.</text:span></text:p>
      <text:p text:style-name="P7">- <text:span text:style-name="T5">Quels est mon champs de vision, ce point est important car il ne faut pas seulement avoir un vision dégager sur vos alliés mais sur les ennemies aussi (faire attention qu’il n’ont rien pour vous tuez de loin)cela vous permettra de faire des choix plus rapidement, il faut aussi faire attention que vos coéquipier ne se dirige pas vers un angle mort pour vous il faut donc constamment bouger pour éviter se genre de situation qui pourrai nuire à votre soutient.</text:span></text:p>
      <text:p text:style-name="P7"/>
      <text:p text:style-name="P9">Malgré les conseils que je peut donner vous n’aurez pas un placement « parfait » dès le début, je ne peut que vous donnez des pistes, il vous faudra de l’expérience car il existe beaucoup de situation exceptionnels qui demandera un positionnement adéquat <text:span text:style-name="T6">pour être aux top, il faut donc se remettre souvent en question pour ne pas faire les mauvais choix. De plus votre choix de placement sera influencer par votre façon de jouer, donc essayer plusieurs position pour trouver les placements qui vous conviennent le mie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1:06:37.342000000</meta:creation-date>
    <dc:date>2017-01-29T21:58:39.626000000</dc:date>
    <meta:editing-duration>PT21M24S</meta:editing-duration>
    <meta:editing-cycles>6</meta:editing-cycles>
    <meta:generator>LibreOffice/5.1.5.2$Windows_x86 LibreOffice_project/7a864d8825610a8c07cfc3bc01dd4fce6a9447e5</meta:generator>
    <meta:document-statistic meta:table-count="0" meta:image-count="0" meta:object-count="0" meta:page-count="1" meta:paragraph-count="13" meta:word-count="557" meta:character-count="3201" meta:non-whitespace-character-count="2655"/>
  </office:meta>
</office:document-meta>
</file>